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T1" style:family="text">
      <style:text-properties fo:color="#c9211e" loext:opacity="100%"/>
    </style:style>
    <style:style style:name="T2" style:family="text">
      <style:text-properties fo:color="#070000" loext:opacity="100%"/>
    </style:style>
    <style:style style:name="T3" style:family="text">
      <style:text-properties fo:color="#070000" loext:opacity="100%"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versión desarrollada, manteniendo la crítica sutil hacia la biología tradicional y creando un puente hacia la perspectiva diferente que se presentará después:</text:p>
      <text:p text:style-name="Horizontal_20_Line"/>
      <text:h text:style-name="Heading_20_3" text:outline-level="3"><text:span text:style-name="Strong_20_Emphasis">2. ¿Qué es la reproducción?</text:span></text:h>
      <text:p text:style-name="Text_20_body">Antes de proponer una interpretación distinta, conviene detenernos en las definiciones más comunes que la biología actual ofrece sobre la reproducción.</text:p>
      <text:p text:style-name="Text_20_body">En su concepción básica, <text:span text:style-name="Strong_20_Emphasis">la reproducción es el mecanismo mediante el cual los seres vivos perpetúan su especie</text:span>, transmitiendo información genética a nuevas generaciones. Este acto asegura que la vida continúe existiendo más allá de la duración de un solo individuo, manteniendo la identidad esencial de cada organismo y, al mismo tiempo, permitiendo variaciones que pueden favorecer su adaptación.</text:p>
      <text:p text:style-name="Text_20_body">En un sentido más amplio, la reproducción puede definirse como <text:span text:style-name="Strong_20_Emphasis">el proceso mediante el cual un sistema genera una copia o una versión derivada de sí mismo</text:span>. No se trata únicamente de duplicación mecánica; la reproducción implica continuidad, pero también la posibilidad de cambio.</text:p>
      <text:p text:style-name="Text_20_body">Si damos un paso hacia una mirada más abstracta, podemos entenderla como <text:span text:style-name="Strong_20_Emphasis">una estrategia de permanencia dentro de sistemas dinámicos</text:span>, una función esencial que asegura que el sistema sobreviva más allá de sus componentes individuales, prolongando su existencia en el tiempo.</text:p>
      <text:p text:style-name="Text_20_body">Incluso, desde un punto de vista filosófico, podríamos decir que la reproducción no se limita a mantener un patrón establecido, sino que incluye la <text:span text:style-name="Strong_20_Emphasis">variación</text:span> como elemento esencial. Cada acto reproductivo representa una oportunidad para introducir modificaciones, innovaciones o mutaciones que, acumuladas, impulsan el desarrollo de nuevas formas de vida y nuevos estados del sistema.</text:p>
      <text:p text:style-name="Horizontal_20_Line"/>
      <text:h text:style-name="Heading_20_4" text:outline-level="4"><text:span text:style-name="Strong_20_Emphasis">La visión biológica tradicional</text:span></text:h>
      <text:p text:style-name="Text_20_body">En la biología contemporánea, todas estas definiciones encuentran un denominador común: <text:span text:style-name="Strong_20_Emphasis">la transmisión de información genética</text:span>.<text:line-break/>El ADN —esa molécula asombrosa que contiene las instrucciones para el desarrollo y funcionamiento de los organismos— es copiado y transferido de generación en generación. Es el código que garantiza la continuidad de la especie, permitiendo que cada nuevo ser vivo repita, con leves variaciones, la arquitectura fundamental de su linaje.</text:p>
      <text:p text:style-name="Text_20_body">Desde esta perspectiva, los objetivos de la reproducción son claros:</text:p>
      <text:list xml:id="list3616925010" text:style-name="L1">
        <text:list-item>
          <text:p text:style-name="P1"><text:span text:style-name="Strong_20_Emphasis">Garantizar la supervivencia de la especie</text:span>, asegurando que la información vital no se pierda con la muerte de cada individuo.</text:p>
        </text:list-item>
        <text:list-item>
          <text:p text:style-name="P1"><text:span text:style-name="Strong_20_Emphasis">Introducir variaciones genéticas</text:span>, proporcionando la materia prima necesaria para que los organismos se adapten a los cambios del entorno.</text:p>
        </text:list-item>
        <text:list-item>
          <text:p text:style-name="P1"><text:span text:style-name="Strong_20_Emphasis">Servir de base para los procesos evolutivos a largo plazo</text:span>, impulsando la diversificación de formas y comportamientos que caracterizan a la vida en la Tierra.</text:p>
        </text:list-item>
      </text:list>
      <text:p text:style-name="Text_20_body"><text:soft-page-break/>Esta concepción es tan sólida que rara vez es cuestionada. Responde a lo que parece ser una verdad evidente: la vida lucha por mantenerse viva.</text:p>
      <text:p text:style-name="Horizontal_20_Line"/>
      <text:h text:style-name="Heading_20_4" text:outline-level="4"><text:span text:style-name="Strong_20_Emphasis">¿Pero es suficiente esta explicación?</text:span></text:h>
      <text:p text:style-name="Text_20_body">Sin embargo, en esta teoría nos proponemos explorar una posibilidad distinta. Tal vez incompleta, la visión biológica convencional podría estar pasando por alto un aspecto fundamental.</text:p>
      <text:p text:style-name="Text_20_body">Todas las definiciones presentadas giran alrededor de un eje central: <text:span text:style-name="Strong_20_Emphasis">la supervivencia</text:span>. Según esta lógica, la vida existe para preservarse a sí misma. Evoluciona para resistir, para adaptarse, para seguir adelante. Desde nuestro instinto humano, esto parece natural. Nosotros también luchamos por mantenernos con vida, y proyectamos esa urgencia a la naturaleza entera, como si fuese la única meta posible.</text:p>
      <text:p text:style-name="Text_20_body">¿Pero qué pasaría si la vida, en su conjunto, no compartiera nuestra obsesión por sobrevivir? ¿Y si la reproducción no tuviera como propósito último la continuidad biológica, sino algo mucho más profundo?</text:p>
      <text:p text:style-name="Text_20_body">Quizá estemos confundiendo la superficie del fenómeno con su esencia. Tal vez la vida no se limita a engendrar nuevos individuos para prolongarse, sino que a través de cada acto reproductivo <text:span text:style-name="Strong_20_Emphasis"><text:span text:style-name="T3">está</text:span></text:span><text:span text:style-name="Strong_20_Emphasis"><text:span text:style-name="T1"> procesando información</text:span></text:span><text:span text:style-name="T1">,</text:span> avanzando en un cálculo cuyo propósito todavía no comprendemos.</text:p>
      <text:p text:style-name="Horizontal_20_Line"/>
      <text:h text:style-name="Heading_20_4" text:outline-level="4"><text:span text:style-name="Strong_20_Emphasis">Una invitación a mirar más allá</text:span></text:h>
      <text:p text:style-name="Text_20_body">Por ahora, no adelantaremos conclusiones. Solo dejaremos planteada la sospecha: ¿y si la reproducción, además de perpetuar la vida, estuviera construyendo algo invisible, un orden lógico o espiritual que escapa a nuestros sentidos?</text:p>
      <text:p text:style-name="Text_20_body">En las próximas secciones exploraremos esta posibilidad. Pero antes, debemos observar la reproducción tal como la conocemos, comprender su complejidad biológica y su función aparente, para luego atrevernos a mirar más allá de lo evidente.</text:p>
      <text:p text:style-name="Horizontal_20_Line"/>
      <text:p text:style-name="Text_20_body">¿Quieres que la siguiente sección explique brevemente <text:span text:style-name="Strong_20_Emphasis">los mecanismos biológicos de reproducción</text:span> (asexual y sexual) para contextualizar antes de introducir la parte lógica, o prefieres pasar directamente al rol de la reproducción como “procesador de información” en la máquina lógic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18:20:25.982000000</meta:creation-date>
    <dc:date>2025-08-30T18:29:32.883000000</dc:date>
    <meta:editing-duration>PT9M7S</meta:editing-duration>
    <meta:editing-cycles>1</meta:editing-cycles>
    <meta:document-statistic meta:table-count="0" meta:image-count="0" meta:object-count="0" meta:page-count="2" meta:paragraph-count="23" meta:word-count="703" meta:character-count="4709" meta:non-whitespace-character-count="4032"/>
    <meta:generator>LibreOffice/7.3.5.2$Windows_X86_64 LibreOffice_project/184fe81b8c8c30d8b5082578aee2fed2ea847c01</meta:generator>
  </office:meta>
</office:document-meta>
</file>